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376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00 Feet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bdull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bdullahpur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dabor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damjee College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damjee School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gargaon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irport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irport Jashimuddin (Uttara)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min Bazar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minbazar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nsar Camp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rambagh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Notre Dame College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sad gate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shulia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Ashulia Bazar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Azampur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Azimpur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Babubazar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Badda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Badda Link Road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Baipayl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Baitul Mukarram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Bakshi Bazar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Balughat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Banani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Banasree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Bangla College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Bangla Motor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Shahbag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Bangladesh Bank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Baromi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Bashabo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Bashtola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Bashundhara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Bashundhara (300 Feet Gate)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Bata Signal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Beribadh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Beribadh Tin Rastar Moor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Bijoy Sarani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Birulia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Board Bazar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Bosila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Bot tola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antonment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hairman Bari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halantika Moor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handra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Chankhar Pul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hashara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Chiriyakhana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Chittagong Road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City College 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CMH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College Gate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inik Bangla Moor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Darussalam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Dayaganj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Demra Staff Quarter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Dhaka College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Dhakeshwari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Dhamra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Dhamrai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Dhanmondi 15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Dhanmondi 27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Dhanmondi 32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Dholairpar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Dhour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Dhupkhola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Dia Bari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Diabari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Duaripara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ECB Square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Eden College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Fakirapul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Fantasy Kingdom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Farmgate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Farmgate Bijoy Sarani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Fulbaria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Gabtoli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Gandaria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Garrison (Cantonment)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Gazipur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Gazipur Bypass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Gazipur Chourasta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Ghatar Char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Golap Shah Mazar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Golapbag Chourasta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GPO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Gulistan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Gulshan 1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Gulshan 1 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Gulshan 2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Gulshan Bridge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Gulshan Link Road 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Hasnabad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Hazaribag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Hazipara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Hemayetpur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High Court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House Building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IDB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Ittefaq Moor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Jahangir Gate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Jakir Hossen Road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Jalkuri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Jamgora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Jamuna Future Park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Janapath Moor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Japan Garden City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Jarun</text:p>
          </table:table-cell>
          <table:table-cell table:number-columns-repeated="16382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Jashimuddin</text:p>
          </table:table-cell>
          <table:table-cell table:number-columns-repeated="16382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Jashimuddin (Uttara)</text:p>
          </table:table-cell>
          <table:table-cell table:number-columns-repeated="16382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Jatrabari</text:p>
          </table:table-cell>
          <table:table-cell table:number-columns-repeated="16382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Jigatola</text:p>
          </table:table-cell>
          <table:table-cell table:number-columns-repeated="16382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Joydebpur</text:p>
          </table:table-cell>
          <table:table-cell table:number-columns-repeated="16382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Jurain</text:p>
          </table:table-cell>
          <table:table-cell table:number-columns-repeated="16382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Kachukhet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Kadamtali</text:p>
          </table:table-cell>
          <table:table-cell table:number-columns-repeated="16382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Kakali</text:p>
          </table:table-cell>
          <table:table-cell table:number-columns-repeated="16382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Kakrail </text:p>
          </table:table-cell>
          <table:table-cell table:number-columns-repeated="16382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Kalabagan</text:p>
          </table:table-cell>
          <table:table-cell table:number-columns-repeated="16382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Kalampur</text:p>
          </table:table-cell>
          <table:table-cell table:number-columns-repeated="16382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Kallyanpur</text:p>
          </table:table-cell>
          <table:table-cell table:number-columns-repeated="16382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Kalshi</text:p>
          </table:table-cell>
          <table:table-cell table:number-columns-repeated="16382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Kalshi Pallabi</text:p>
          </table:table-cell>
          <table:table-cell table:number-columns-repeated="16382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Kamalapur</text:p>
          </table:table-cell>
          <table:table-cell table:number-columns-repeated="16382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Kamarpara</text:p>
          </table:table-cell>
          <table:table-cell table:number-columns-repeated="16382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Kamlapur</text:p>
          </table:table-cell>
          <table:table-cell table:number-columns-repeated="16382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Kamrangirchar</text:p>
          </table:table-cell>
          <table:table-cell table:number-columns-repeated="16382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Kanchan Bridge</text:p>
          </table:table-cell>
          <table:table-cell table:number-columns-repeated="16382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Kanchpur</text:p>
          </table:table-cell>
          <table:table-cell table:number-columns-repeated="16382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Karwan Bazar </text:p>
          </table:table-cell>
          <table:table-cell table:number-columns-repeated="16382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Kashimpur</text:p>
          </table:table-cell>
          <table:table-cell table:number-columns-repeated="16382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Katabon</text:p>
          </table:table-cell>
          <table:table-cell table:number-columns-repeated="16382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Kawran Bazar</text:p>
          </table:table-cell>
          <table:table-cell table:number-columns-repeated="16382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Kazipara</text:p>
          </table:table-cell>
          <table:table-cell table:number-columns-repeated="16382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Kazipara<text:s/></text:p>
          </table:table-cell>
          <table:table-cell table:number-columns-repeated="16382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Kazla</text:p>
          </table:table-cell>
          <table:table-cell table:number-columns-repeated="16382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Keraniganj</text:p>
          </table:table-cell>
          <table:table-cell table:number-columns-repeated="16382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Khamar Bari</text:p>
          </table:table-cell>
          <table:table-cell table:number-columns-repeated="16382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Farmgate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Khilgaon</text:p>
          </table:table-cell>
          <table:table-cell table:number-columns-repeated="16382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Khilgaon Flyover</text:p>
          </table:table-cell>
          <table:table-cell table:number-columns-repeated="16382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Khilgaon Khidma Hospital</text:p>
          </table:table-cell>
          <table:table-cell table:number-columns-repeated="16382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Khilkhet</text:p>
          </table:table-cell>
          <table:table-cell table:number-columns-repeated="16382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Kolabagan </text:p>
          </table:table-cell>
          <table:table-cell table:number-columns-repeated="16382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Konabari</text:p>
          </table:table-cell>
          <table:table-cell table:number-columns-repeated="16382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Kuchimura</text:p>
          </table:table-cell>
          <table:table-cell table:number-columns-repeated="16382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Kuril Bishwa Road</text:p>
          </table:table-cell>
          <table:table-cell table:number-columns-repeated="16382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Kuril Bissho Road</text:p>
          </table:table-cell>
          <table:table-cell table:number-columns-repeated="16382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 </text:p>
          </table:table-cell>
          <table:table-cell table:number-columns-repeated="16382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Kuril Chourasta</text:p>
          </table:table-cell>
          <table:table-cell table:number-columns-repeated="16382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Kuril Flyover</text:p>
          </table:table-cell>
          <table:table-cell table:number-columns-repeated="16382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Madanpur</text:p>
          </table:table-cell>
          <table:table-cell table:number-columns-repeated="16382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Madhya Badda</text:p>
          </table:table-cell>
          <table:table-cell table:number-columns-repeated="16382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Malibagg Mor</text:p>
          </table:table-cell>
          <table:table-cell table:number-columns-repeated="16382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Malibagh</text:p>
          </table:table-cell>
          <table:table-cell table:number-columns-repeated="16382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Malibagh Moor</text:p>
          </table:table-cell>
          <table:table-cell table:number-columns-repeated="16382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Malibagh Rail Gate</text:p>
          </table:table-cell>
          <table:table-cell table:number-columns-repeated="16382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Malibagh Railgate</text:p>
          </table:table-cell>
          <table:table-cell table:number-columns-repeated="16382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Manik Mia Avenue</text:p>
          </table:table-cell>
          <table:table-cell table:number-columns-repeated="16382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Manik Nagar</text:p>
          </table:table-cell>
          <table:table-cell table:number-columns-repeated="16382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Manikganj</text:p>
          </table:table-cell>
          <table:table-cell table:number-columns-repeated="16382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Maowa</text:p>
          </table:table-cell>
          <table:table-cell table:number-columns-repeated="16382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Matsya Bhaban</text:p>
          </table:table-cell>
          <table:table-cell table:number-columns-repeated="16382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Matuail</text:p>
          </table:table-cell>
          <table:table-cell table:number-columns-repeated="16382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Mazar Road</text:p>
          </table:table-cell>
          <table:table-cell table:number-columns-repeated="16382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Meghna Ghat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Merul</text:p>
          </table:table-cell>
          <table:table-cell table:number-columns-repeated="16382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MES</text:p>
          </table:table-cell>
          <table:table-cell table:number-columns-repeated="16382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Metro Hall</text:p>
          </table:table-cell>
          <table:table-cell table:number-columns-repeated="16382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Mill Gate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Mirpur 1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Mirpur 10</text:p>
          </table:table-cell>
          <table:table-cell table:number-columns-repeated="16382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Mirpur 11</text:p>
          </table:table-cell>
          <table:table-cell table:number-columns-repeated="16382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Mirpur 12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Mirpur 13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Mirpur 14</text:p>
          </table:table-cell>
          <table:table-cell table:number-columns-repeated="16382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Mirpur 14 Bus Stand</text:p>
          </table:table-cell>
          <table:table-cell table:number-columns-repeated="16382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Mirpur 2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Mirpur 6</text:p>
          </table:table-cell>
          <table:table-cell table:number-columns-repeated="16382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Mirpur DOHS</text:p>
          </table:table-cell>
          <table:table-cell table:number-columns-repeated="16382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Mirpur Sony Cinema Hall</text:p>
          </table:table-cell>
          <table:table-cell table:number-columns-repeated="16382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Mitford Ghat</text:p>
          </table:table-cell>
          <table:table-cell table:number-columns-repeated="16382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Mogbazar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Mohakhali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Mohammadpur</text:p>
          </table:table-cell>
          <table:table-cell table:number-columns-repeated="16382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Mohammadpur Bus Stand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Motijheel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Motso Vobon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Mouchak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Mugdapara</text:p>
          </table:table-cell>
          <table:table-cell table:number-columns-repeated="16382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Nabisco</text:p>
          </table:table-cell>
          <table:table-cell table:number-columns-repeated="16382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Nadda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Nandan Park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Narshinghapur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Natun Bazar</text:p>
          </table:table-cell>
          <table:table-cell table:number-columns-repeated="16382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Nawabganj</text:p>
          </table:table-cell>
          <table:table-cell table:number-columns-repeated="16382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Naya Bazar</text:p>
          </table:table-cell>
          <table:table-cell table:number-columns-repeated="16382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New Market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Nila Market</text:p>
          </table:table-cell>
          <table:table-cell table:number-columns-repeated="16382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Nilkhet</text:p>
          </table:table-cell>
          <table:table-cell table:number-columns-repeated="16382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Nimtola</text:p>
          </table:table-cell>
          <table:table-cell table:number-columns-repeated="16382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Nobinagar</text:p>
          </table:table-cell>
          <table:table-cell table:number-columns-repeated="16382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Nobinagar Chandra</text:p>
          </table:table-cell>
          <table:table-cell table:number-columns-repeated="16382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Notun Bazar</text:p>
          </table:table-cell>
          <table:table-cell table:number-columns-repeated="16382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Old Airport</text:p>
          </table:table-cell>
          <table:table-cell table:number-columns-repeated="16382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Palashi</text:p>
          </table:table-cell>
          <table:table-cell table:number-columns-repeated="16382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Pallabi</text:p>
          </table:table-cell>
          <table:table-cell table:number-columns-repeated="16382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Palli Bidyut</text:p>
          </table:table-cell>
          <table:table-cell table:number-columns-repeated="16382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Paltan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Panthapath</text:p>
          </table:table-cell>
          <table:table-cell table:number-columns-repeated="16382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Panthopoth 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Paturia</text:p>
          </table:table-cell>
          <table:table-cell table:number-columns-repeated="16382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Police Plaza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Postagola</text:p>
          </table:table-cell>
          <table:table-cell table:number-columns-repeated="16382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Press Club</text:p>
          </table:table-cell>
          <table:table-cell table:number-columns-repeated="16382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Proshika Moor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Purobi</text:p>
          </table:table-cell>
          <table:table-cell table:number-columns-repeated="16382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Purobi Pallabi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Rainkhola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Rajarbag</text:p>
          </table:table-cell>
          <table:table-cell table:number-columns-repeated="16382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Rajendrapur</text:p>
          </table:table-cell>
          <table:table-cell table:number-columns-repeated="16382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Rajlakshmi</text:p>
          </table:table-cell>
          <table:table-cell table:number-columns-repeated="16382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Rajlakshmi House Building</text:p>
          </table:table-cell>
          <table:table-cell table:number-columns-repeated="16382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Rampura Bazar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Rampura Bridge</text:p>
          </table:table-cell>
          <table:table-cell table:number-columns-repeated="16382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Rampura Bridge</text:p>
          </table:table-cell>
          <table:table-cell table:number-columns-repeated="16382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Ray Saheb Bazar</text:p>
          </table:table-cell>
          <table:table-cell table:number-columns-repeated="16382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Rayer Bazar</text:p>
          </table:table-cell>
          <table:table-cell table:number-columns-repeated="16382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Rayerbag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Ring Road</text:p>
          </table:table-cell>
          <table:table-cell table:number-columns-repeated="16382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Rupnagar</text:p>
          </table:table-cell>
          <table:table-cell table:number-columns-repeated="16382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Rupnagar Abashik</text:p>
          </table:table-cell>
          <table:table-cell table:number-columns-repeated="16382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Sadarghat</text:p>
          </table:table-cell>
          <table:table-cell table:number-columns-repeated="16382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Sainik Club</text:p>
          </table:table-cell>
          <table:table-cell table:number-columns-repeated="16382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Salimullah Road</text:p>
          </table:table-cell>
          <table:table-cell table:number-columns-repeated="16382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Sanarpar</text:p>
          </table:table-cell>
          <table:table-cell table:number-columns-repeated="16382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Sat rasta</text:p>
          </table:table-cell>
          <table:table-cell table:number-columns-repeated="16382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Satrasta</text:p>
          </table:table-cell>
          <table:table-cell table:number-columns-repeated="16382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Saudi Colony</text:p>
          </table:table-cell>
          <table:table-cell table:number-columns-repeated="16382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Savar</text:p>
          </table:table-cell>
          <table:table-cell table:number-columns-repeated="16382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Savar Cantonment</text:p>
          </table:table-cell>
          <table:table-cell table:number-columns-repeated="16382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Sayedabad</text:p>
          </table:table-cell>
          <table:table-cell table:number-columns-repeated="16382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Sayedabad Janapath Moor</text:p>
          </table:table-cell>
          <table:table-cell table:number-columns-repeated="16382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Science Lab </text:p>
          </table:table-cell>
          <table:table-cell table:number-columns-repeated="16382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Shahbag </text:p>
          </table:table-cell>
          <table:table-cell table:number-columns-repeated="16382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Shahjadpur</text:p>
          </table:table-cell>
          <table:table-cell table:number-columns-repeated="16382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Shanir Akhra</text:p>
          </table:table-cell>
          <table:table-cell table:number-columns-repeated="16382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Shankar</text:p>
          </table:table-cell>
          <table:table-cell table:number-columns-repeated="16382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Shantinagar</text:p>
          </table:table-cell>
          <table:table-cell table:number-columns-repeated="16382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Shewra</text:p>
          </table:table-cell>
          <table:table-cell table:number-columns-repeated="16382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Shewrapara</text:p>
          </table:table-cell>
          <table:table-cell table:number-columns-repeated="16382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Shia Masjid</text:p>
          </table:table-cell>
          <table:table-cell table:number-columns-repeated="16382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Shia Mosque</text:p>
          </table:table-cell>
          <table:table-cell table:number-columns-repeated="16382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Shib Bari</text:p>
          </table:table-cell>
          <table:table-cell table:number-columns-repeated="16382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Shibu Market</text:p>
          </table:table-cell>
          <table:table-cell table:number-columns-repeated="16382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Shimultola</text:p>
          </table:table-cell>
          <table:table-cell table:number-columns-repeated="16382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Shishu Mela</text:p>
          </table:table-cell>
          <table:table-cell table:number-columns-repeated="16382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Shiyal Bari</text:p>
          </table:table-cell>
          <table:table-cell table:number-columns-repeated="16382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Shonbari Sreenagar</text:p>
          </table:table-cell>
          <table:table-cell table:number-columns-repeated="16382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Shonir Akhra</text:p>
          </table:table-cell>
          <table:table-cell table:number-columns-repeated="16382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Showari Ghat</text:p>
          </table:table-cell>
          <table:table-cell table:number-columns-repeated="16382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Shukrabad</text:p>
          </table:table-cell>
          <table:table-cell table:number-columns-repeated="16382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Shukrabad Kalabagan</text:p>
          </table:table-cell>
          <table:table-cell table:number-columns-repeated="16382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Shyamoli</text:p>
          </table:table-cell>
          <table:table-cell table:number-columns-repeated="16382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Sign Board</text:p>
          </table:table-cell>
          <table:table-cell table:number-columns-repeated="16382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Signal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Sikder Medical College</text:p>
          </table:table-cell>
          <table:table-cell table:number-columns-repeated="16382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Sony Cenema Hall</text:p>
          </table:table-cell>
          <table:table-cell table:number-columns-repeated="16382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Sony Cinema Hall</text:p>
          </table:table-cell>
          <table:table-cell table:number-columns-repeated="16382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Sony Hall</text:p>
          </table:table-cell>
          <table:table-cell table:number-columns-repeated="16382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South Banasree</text:p>
          </table:table-cell>
          <table:table-cell table:number-columns-repeated="16382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Sreepur</text:p>
          </table:table-cell>
          <table:table-cell table:number-columns-repeated="16382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Staff Road</text:p>
          </table:table-cell>
          <table:table-cell table:number-columns-repeated="16382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Star Kabab</text:p>
          </table:table-cell>
          <table:table-cell table:number-columns-repeated="16382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Station Road</text:p>
          </table:table-cell>
          <table:table-cell table:number-columns-repeated="16382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Sura Bari</text:p>
          </table:table-cell>
          <table:table-cell table:number-columns-repeated="16382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Tajmahal Road</text:p>
          </table:table-cell>
          <table:table-cell table:number-columns-repeated="16382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Taltola</text:p>
          </table:table-cell>
          <table:table-cell table:number-columns-repeated="16382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Tarabo</text:p>
          </table:table-cell>
          <table:table-cell table:number-columns-repeated="16382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Technical</text:p>
          </table:table-cell>
          <table:table-cell table:number-columns-repeated="16382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Tikatuli</text:p>
          </table:table-cell>
          <table:table-cell table:number-columns-repeated="16382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Tolarbag</text:p>
          </table:table-cell>
          <table:table-cell table:number-columns-repeated="16382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Tongi</text:p>
          </table:table-cell>
          <table:table-cell table:number-columns-repeated="16382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TT Para</text:p>
          </table:table-cell>
          <table:table-cell table:number-columns-repeated="16382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Uttar Badda</text:p>
          </table:table-cell>
          <table:table-cell table:number-columns-repeated="16382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Uttara</text:p>
          </table:table-cell>
          <table:table-cell table:number-columns-repeated="16382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Uttara House Building</text:p>
          </table:table-cell>
          <table:table-cell table:number-columns-repeated="16382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Vashantek</text:p>
          </table:table-cell>
          <table:table-cell table:number-columns-repeated="16382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Victoria Park</text:p>
          </table:table-cell>
          <table:table-cell table:number-columns-repeated="16382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Vulta</text:p>
          </table:table-cell>
          <table:table-cell table:number-columns-repeated="16382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Wireless</text:p>
          </table:table-cell>
          <table:table-cell table:number-columns-repeated="16382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Workshop</text:p>
          </table:table-cell>
          <table:table-cell table:number-columns-repeated="16382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Zia Uddyan</text:p>
          </table:table-cell>
          <table:table-cell table:number-columns-repeated="16382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Zirabo</text:p>
          </table:table-cell>
          <table:table-cell table:number-columns-repeated="16382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Zirani Bazar</text:p>
          </table:table-cell>
          <table:table-cell table:number-columns-repeated="16382"/>
        </table:table-row>
        <table:table-row table:number-rows-repeated="1048277" table:style-name="ro1">
          <table:table-cell table:number-columns-repeated="16384"/>
        </table:table-row>
      </table:table>
      <table:database-ranges>
        <table:database-range table:target-range-address="Sheet2.B1:Sheet2.B1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openpyxl</meta:initial-creator>
    <dc:creator>Lenovo</dc:creator>
    <meta:creation-date>2022-02-03T18:47:07Z</meta:creation-date>
    <dc:date>2022-08-14T07:36:23Z</dc:date>
  </office:meta>
</office:document-meta>
</file>